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226a" officeooo:paragraph-rsid="00288baf"/>
    </style:style>
    <style:style style:name="P2" style:family="paragraph" style:parent-style-name="Standard">
      <style:text-properties officeooo:rsid="0025f295" officeooo:paragraph-rsid="00288baf"/>
    </style:style>
    <style:style style:name="P3" style:family="paragraph" style:parent-style-name="Standard">
      <style:text-properties officeooo:rsid="00281ec1" officeooo:paragraph-rsid="00281ec1"/>
    </style:style>
    <style:style style:name="P4" style:family="paragraph" style:parent-style-name="Standard">
      <style:text-properties officeooo:rsid="002418f8" officeooo:paragraph-rsid="00288baf"/>
    </style:style>
    <style:style style:name="P5" style:family="paragraph" style:parent-style-name="Standard">
      <style:text-properties officeooo:rsid="00288baf" officeooo:paragraph-rsid="00288baf"/>
    </style:style>
    <style:style style:name="P6" style:family="paragraph" style:parent-style-name="Standard">
      <style:text-properties officeooo:rsid="00293758" officeooo:paragraph-rsid="00293758"/>
    </style:style>
    <style:style style:name="P7" style:family="paragraph" style:parent-style-name="Standard">
      <style:text-properties officeooo:rsid="0029fea4" officeooo:paragraph-rsid="0029fea4"/>
    </style:style>
    <style:style style:name="P8" style:family="paragraph" style:parent-style-name="Standard">
      <style:text-properties officeooo:rsid="0029fea4" officeooo:paragraph-rsid="00288baf"/>
    </style:style>
    <style:style style:name="P9" style:family="paragraph" style:parent-style-name="Standard">
      <style:text-properties officeooo:rsid="002c73e3" officeooo:paragraph-rsid="002c73e3"/>
    </style:style>
    <style:style style:name="P10" style:family="paragraph" style:parent-style-name="Standard">
      <style:text-properties officeooo:rsid="002de30e" officeooo:paragraph-rsid="002de30e"/>
    </style:style>
    <style:style style:name="P11" style:family="paragraph" style:parent-style-name="Standard">
      <style:text-properties officeooo:rsid="00315708" officeooo:paragraph-rsid="00315708"/>
    </style:style>
    <style:style style:name="P12" style:family="paragraph" style:parent-style-name="Standard">
      <style:text-properties officeooo:rsid="00315708" officeooo:paragraph-rsid="00288baf"/>
    </style:style>
    <style:style style:name="P13" style:family="paragraph" style:parent-style-name="Standard">
      <style:text-properties officeooo:rsid="003347cf" officeooo:paragraph-rsid="003347cf"/>
    </style:style>
    <style:style style:name="P14" style:family="paragraph" style:parent-style-name="Standard">
      <style:paragraph-properties fo:text-align="center" style:justify-single-word="false"/>
      <style:text-properties officeooo:rsid="001a6ed2" officeooo:paragraph-rsid="001c3417"/>
    </style:style>
    <style:style style:name="P15" style:family="paragraph" style:parent-style-name="Standard">
      <style:text-properties officeooo:rsid="003395ea" officeooo:paragraph-rsid="003395ea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erif" style:text-underline-style="solid" style:text-underline-width="auto" style:text-underline-color="font-color" officeooo:rsid="003395ea" officeooo:paragraph-rsid="003395ea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erif" style:text-underline-style="none" officeooo:rsid="003462fa" officeooo:paragraph-rsid="003462fa"/>
    </style:style>
    <style:style style:name="P18" style:family="paragraph" style:parent-style-name="Standard">
      <style:paragraph-properties fo:line-height="100%" fo:text-align="end" style:justify-single-word="false"/>
      <style:text-properties style:font-name="Liberation Serif" style:text-underline-style="none" officeooo:rsid="003462fa" officeooo:paragraph-rsid="003462fa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c3417" officeooo:paragraph-rsid="003395ea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3395ea" officeooo:paragraph-rsid="003395ea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underline-style="none" officeooo:rsid="001a6ed2" officeooo:paragraph-rsid="001c3417"/>
    </style:style>
    <style:style style:name="P22" style:family="paragraph" style:parent-style-name="Standard">
      <style:text-properties fo:font-size="20pt" fo:font-style="normal" fo:font-weight="bold" officeooo:rsid="003462fa" officeooo:paragraph-rsid="00288baf" style:font-size-asian="20pt" style:font-style-asian="normal" style:font-weight-asian="bold" style:font-size-complex="20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fo:font-style="normal" fo:font-weight="bold" officeooo:rsid="003462fa" officeooo:paragraph-rsid="003462fa" style:font-size-asian="20pt" style:font-style-asian="normal" style:font-weight-asian="bold" style:font-size-complex="20pt" style:font-style-complex="normal" style:font-weight-complex="bold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Times New Roman" officeooo:rsid="00137ce7" officeooo:paragraph-rsid="003462fa"/>
    </style:style>
    <style:style style:name="P25" style:family="paragraph" style:parent-style-name="Standard">
      <style:paragraph-properties fo:text-align="center" style:justify-single-word="false" fo:break-before="page"/>
      <style:text-properties fo:font-size="20pt" fo:font-style="normal" fo:font-weight="bold" officeooo:rsid="00363132" officeooo:paragraph-rsid="00363132" style:font-size-asian="20pt" style:font-style-asian="normal" style:font-weight-asian="bold" style:font-size-complex="20pt" style:font-style-complex="normal" style:font-weight-complex="bold"/>
    </style:style>
    <style:style style:name="P26" style:family="paragraph" style:parent-style-name="Standard" style:list-style-name="L1">
      <style:text-properties officeooo:rsid="001f226a" officeooo:paragraph-rsid="00288baf"/>
    </style:style>
    <style:style style:name="P27" style:family="paragraph" style:parent-style-name="Standard" style:list-style-name="L1">
      <style:text-properties officeooo:rsid="00224aa3" officeooo:paragraph-rsid="00288baf"/>
    </style:style>
    <style:style style:name="P28" style:family="paragraph" style:parent-style-name="Standard" style:list-style-name="L2">
      <style:text-properties officeooo:rsid="0024c695" officeooo:paragraph-rsid="002c73e3"/>
    </style:style>
    <style:style style:name="T1" style:family="text">
      <style:text-properties officeooo:rsid="0024c695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315708" style:font-name-asian="Liberation Serif1" style:font-name-complex="Liberation Serif1"/>
    </style:style>
    <style:style style:name="T4" style:family="text">
      <style:text-properties style:font-name="Liberation Serif" style:font-name-asian="SimSun" style:font-name-complex="Lucida Sans"/>
    </style:style>
    <style:style style:name="T5" style:family="text">
      <style:text-properties style:font-name="Liberation Serif" officeooo:rsid="00315708" style:font-name-asian="SimSun" style:font-name-complex="Lucida Sans"/>
    </style:style>
    <style:style style:name="T6" style:family="text">
      <style:text-properties style:font-name="Liberation Serif" officeooo:rsid="003347cf" style:font-name-asian="SimSun" style:font-name-complex="Lucida Sans"/>
    </style:style>
    <style:style style:name="T7" style:family="text">
      <style:text-properties style:font-name="Liberation Serif" officeooo:rsid="003395ea" style:font-name-asian="SimSun" style:font-name-complex="Lucida Sans"/>
    </style:style>
    <style:style style:name="T8" style:family="text">
      <style:text-properties officeooo:rsid="00288ba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9fea4"/>
    </style:style>
    <style:style style:name="T11" style:family="text">
      <style:text-properties officeooo:rsid="002abd9f"/>
    </style:style>
    <style:style style:name="T12" style:family="text">
      <style:text-properties officeooo:rsid="002c73e3"/>
    </style:style>
    <style:style style:name="T13" style:family="text">
      <style:text-properties officeooo:rsid="002de30e"/>
    </style:style>
    <style:style style:name="T14" style:family="text">
      <style:text-properties officeooo:rsid="002f694c"/>
    </style:style>
    <style:style style:name="T15" style:family="text">
      <style:text-properties officeooo:rsid="003395ea"/>
    </style:style>
    <style:style style:name="T16" style:family="text">
      <style:text-properties officeooo:rsid="0018b6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>Questionnaire : </text:p>
      <text:p text:style-name="P20">La prise en charge de la douleur pendant la phase du travail</text:p>
      <text:p text:style-name="P14"/>
      <text:p text:style-name="P21"/>
      <text:p text:style-name="P17">Étudiante sage-femme en 4ème année, je réalise actuellement une étude sur la prise en charge de la douleur lors de la <text:s/>phase de latence du travail dans le but de mon mémoire de fin d'étude. </text:p>
      <text:p text:style-name="P17">Ce mémoire est sous la direction du Dr Adrien Gaudineau. </text:p>
      <text:p text:style-name="P17">L'objectif de celui-ci est d'étudier les alternatives possibles du traitement de la douleur pendant la</text:p>
      <text:p text:style-name="P17">phase de latence du travail dans les maternités alsaciennes.</text:p>
      <text:p text:style-name="P17">Je vous remercie d'avance pour votre participation à ce questionnaire.</text:p>
      <text:p text:style-name="P18">Zoé Heyberger.</text:p>
      <text:p text:style-name="P17"/>
      <text:p text:style-name="P17"/>
      <text:p text:style-name="P16">La phase de latence du travail :</text:p>
      <text:p text:style-name="P24">Période <text:span text:style-name="T16">concernant le</text:span> début du travail (deux contractions douloureuses par 1<text:span text:style-name="T16">0</text:span> minutes entrainant une modification cervicale) . Elle est de durée variable (8<text:span text:style-name="T16">h</text:span> en moyenne) et correspond à l'installation et la coordinations des contractions utérines et à l'effacement du col.</text:p>
      <text:p text:style-name="P6"/>
      <text:p text:style-name="P15">Dans quel établissement exercez-vous ?…………………..</text:p>
      <text:p text:style-name="P15"/>
      <text:p text:style-name="P3">Votre sexe ? <text:span text:style-name="T2">□</text:span><text:span text:style-name="T4"> </text:span>Homme <text:tab/><text:tab/><text:span text:style-name="T2">□</text:span><text:span text:style-name="T4"> </text:span>Femme</text:p>
      <text:p text:style-name="P3"/>
      <text:p text:style-name="P3"><text:span text:style-name="T12">Quelle est l'année d'obtention de votre diplôme ?</text:span>……………………………...</text:p>
      <text:p text:style-name="P3"/>
      <text:p text:style-name="P3">Avez-vous une formation particulière dans un domaine (acupuncture, homéopathie, relaxation…) ? </text:p>
      <text:p text:style-name="P3"><text:span text:style-name="T2">□</text:span><text:span text:style-name="T4"> </text:span>Oui <text:tab/><text:tab/><text:span text:style-name="T2">□</text:span><text:span text:style-name="T4"> </text:span>Non </text:p>
      <text:p text:style-name="P3">Si oui dans quel domaine ? ……………………………………………………………………………</text:p>
      <text:p text:style-name="P3"/>
      <text:p text:style-name="P3"/>
      <text:p text:style-name="P2">Classer <text:span text:style-name="T9">les <text:s/>actions</text:span> que vous mettriez en place <text:span text:style-name="T10">par ordre chronologique </text:span>(mettez un 1 à côté de celle que vous feriez en premier, <text:span text:style-name="T13">un 2 à côté de celle que vous feriez en deuxième si la première ne marche pas….et un 0 à côtés de celles que vous ne pouvez pas réaliser </text:span>) pour prendre en charge la douleur de la phase de latence chez une patiente : </text:p>
      <text:list xml:id="list683578563771950288" text:style-name="L1">
        <text:list-item>
          <text:p text:style-name="P26">…...Acupuncture.</text:p>
        </text:list-item>
        <text:list-item>
          <text:p text:style-name="P26">…...Bain </text:p>
        </text:list-item>
        <text:list-item>
          <text:p text:style-name="P27">…...Homéopathie </text:p>
        </text:list-item>
        <text:list-item>
          <text:p text:style-name="P27">…...Techniques corporelles : ballon, position, march<text:span text:style-name="T12">e</text:span></text:p>
        </text:list-item>
        <text:list-item>
          <text:p text:style-name="P27">…...Techniques manuelles : haptonomie, massage</text:p>
        </text:list-item>
        <text:list-item>
          <text:p text:style-name="P27">…...Techniques mentales : sophrologie, hypnose</text:p>
        </text:list-item>
        <text:list-item>
          <text:p text:style-name="P26">…...Technique<text:span text:style-name="T12">s</text:span> de respiration </text:p>
        </text:list-item>
        <text:list-item>
          <text:p text:style-name="P26">…...Médication : <text:span text:style-name="T8">(Si oui classez aussi les médicaments que vous utiliseriez de la même manière que pour les actions ci-dessus)</text:span></text:p>
        </text:list-item>
      </text:list>
      <text:p text:style-name="P1"><text:tab/><text:tab/>- …..spasfon</text:p>
      <text:p text:style-name="P1"><text:tab/><text:tab/>- …..doliprane</text:p>
      <text:p text:style-name="P1"><text:tab/><text:tab/>- …..codéine</text:p>
      <text:p text:style-name="P1"><text:tab/><text:tab/>- …..nalbuphine</text:p>
      <text:list xml:id="list8692714601548516796" text:style-name="L2">
        <text:list-item>
          <text:p text:style-name="P28">…...Autres:……………………..</text:p>
        </text:list-item>
      </text:list>
      <text:p text:style-name="P4"/>
      <text:p text:style-name="P12"/>
      <text:p text:style-name="P13">Que pensez-vous de votre prise en charge ?</text:p>
      <text:p text:style-name="P11"><text:soft-page-break/><text:span text:style-name="T2">□</text:span><text:span text:style-name="T4"> <text:s/>Vous pensez de par votre expérience que c'est ce qui fonctionne le mieux et vous vous êtes formé </text:span><text:span text:style-name="T7">en fonction.</text:span></text:p>
      <text:p text:style-name="P11"><text:span text:style-name="T2">□</text:span><text:span text:style-name="T4"> </text:span><text:span text:style-name="T6">V</text:span><text:span text:style-name="T4">ous n'êtes pas convaincu que se soit la meilleure solution </text:span><text:span text:style-name="T6">mais vous avez été formé à celle-ci uniquement.</text:span></text:p>
      <text:p text:style-name="P13"><text:span text:style-name="T2">□</text:span><text:span text:style-name="T4"> Vous pensez que c'est la meilleure solution et vous n'avez pas eut besoin de formation particulière.</text:span></text:p>
      <text:p text:style-name="P11"><text:span text:style-name="T2">□</text:span><text:span text:style-name="T4"> Vous pensez que ce n'est pas la meilleure solution mais vous n'êtes pas formé pour </text:span><text:span text:style-name="T7">une autre prise en charge.</text:span></text:p>
      <text:p text:style-name="P8"/>
      <text:p text:style-name="P8">Pensez-vous qu'une formation pourrait améliorer votre prise en charge ? <text:span text:style-name="T3">□</text:span><text:span text:style-name="T5"> <text:s/>Oui<text:tab/><text:tab/></text:span><text:span text:style-name="T3">□</text:span><text:span text:style-name="T5"> <text:s/>Non</text:span></text:p>
      <text:p text:style-name="P5"/>
      <text:p text:style-name="P5"><text:span text:style-name="T15">Si oui la ou lesquelles ?</text:span>: <text:tab/><text:span text:style-name="T2">□</text:span><text:span text:style-name="T4"> </text:span>acupuncture <text:tab/><text:tab/><text:span text:style-name="T2">□</text:span><text:span text:style-name="T4"> </text:span>homéopathie<text:tab/><text:tab/><text:span text:style-name="T2">□</text:span>relaxation<text:tab/><text:tab/> <text:s text:c="5"/><text:span text:style-name="T2">□</text:span><text:span text:style-name="T4"> </text:span>sophrologie<text:tab/><text:tab/><text:span text:style-name="T2">□</text:span><text:span text:style-name="T4"> technique posturales <text:tab/><text:tab/></text:span><text:span text:style-name="T2">□</text:span><text:span text:style-name="T4"> hypnose <text:tab/><text:tab/></text:span><text:span text:style-name="T2">□</text:span><text:span text:style-name="T4"> aucune</text:span></text:p>
      <text:p text:style-name="P7"><text:span text:style-name="T2">□</text:span><text:span text:style-name="T4"> autres : …………………………………………..</text:span></text:p>
      <text:p text:style-name="P5"/>
      <text:p text:style-name="P5">Pensez-vous que la péridurale précoce <text:span text:style-name="T11">(pendant la phase de latence)</text:span> est une bonne alternative ? <text:s text:c="5"/><text:span text:style-name="T2">□</text:span><text:span text:style-name="T4"> </text:span>Oui <text:tab/><text:tab/><text:span text:style-name="T2">□</text:span><text:span text:style-name="T4"> </text:span>Non </text:p>
      <text:p text:style-name="P5"/>
      <text:p text:style-name="P5"><text:span text:style-name="T14">Sous quelles conditions demanderiez vous une pose de péridurale précoce</text:span> ?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<text:p text:style-name="P2"/>
      <text:p text:style-name="P10">Commentaires libres </text:p>
      <text:p text:style-name="P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2"/>
      <text:p text:style-name="P23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21:25:42.608068000</meta:creation-date>
    <dc:date>2016-02-02T19:35:21.591552000</dc:date>
    <meta:editing-duration>P9DT22H9M3S</meta:editing-duration>
    <meta:editing-cycles>20</meta:editing-cycles>
    <meta:generator>LibreOffice/5.0.2.2$MacOSX_X86_64 LibreOffice_project/37b43f919e4de5eeaca9b9755ed688758a8251fe</meta:generator>
    <meta:document-statistic meta:table-count="0" meta:image-count="0" meta:object-count="0" meta:page-count="3" meta:paragraph-count="42" meta:word-count="470" meta:character-count="3156" meta:non-whitespace-character-count="2685"/>
  </office:meta>
</office:document-meta>
</file>